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>
      <style:paragraph-properties fo:margin-left="0in" fo:margin-right="0in" fo:text-indent="0in" style:auto-text-indent="false"/>
    </style:style>
    <style:style style:name="P33" style:family="paragraph" style:parent-style-name="Standard">
      <style:paragraph-properties fo:break-before="auto" fo:break-after="auto"/>
    </style:style>
    <style:style style:name="P34" style:family="paragraph" style:parent-style-name="Heading_20_1" style:list-style-name="WWNum4"/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bold" style:font-name-asian="Verdana1" style:font-size-asian="10pt" style:font-style-asian="normal" style:font-weight-asian="bold" style:font-name-complex="Verdana1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fo:font-variant="normal" fo:text-transform="none" fo:color="#000000" fo:font-size="12pt" style:font-size-asian="12pt" style:font-size-complex="12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as operativos en red</text:span><text:span text:style-name="T2"><text:line-break/></text:span><text:span text:style-name="T3">UD 06. Actividades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/text:p>
      <text:p text:style-name="P4"><text:span text:style-name="T5">Actualizado Noviembre 2024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  <text:p text:style-name="P13"><text:a xlink:type="simple" xlink:href="#_egkce722qi3k" text:style-name="Index_20_Link" text:visited-style-name="Index_20_Link"><text:span text:style-name="T17">4. Actividad 02</text:span></text:a><text:a xlink:type="simple" xlink:href="#_egkce722qi3k" text:style-name="Index_20_Link" text:visited-style-name="Index_20_Link"><text:span text:style-name="T18"><text:tab/>3</text:span></text:a></text:p>
        </text:index-body>
      </text:table-of-content>
      <text:p text:style-name="P12"/>
      <text:p text:style-name="P15"/>
      <text:p text:style-name="P16"><text:span text:style-name="T14">UD06. Actividades evaluables 01</text:span></text:p>
      <text:list xml:id="list2624693408" text:style-name="WWNum4">
        <text:list-item>
          <text:p text:style-name="P34"><text:bookmark text:name="_dbh0n1vac4c8"/>Fecha de entrega</text:p>
        </text:list-item>
      </text:list>
      <text:p text:style-name="Standard"><text:span text:style-name="T10">Fecha límite de entrega: </text:span><text:span text:style-name="T20">Lunes 18 de noviem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102300783944" text:continue-numbering="true" text:style-name="WWNum4">
        <text:list-item>
          <text:p text:style-name="P34"><text:bookmark text:name="_9maybllx2a09"/>Observaciones previas a la realización de tareas evaluables</text:p>
        </text:list-item>
      </text:list>
      <text:list xml:id="list3771140026" text:style-name="WWNum5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1535248127" text:style-name="WWNum1">
        <text:list-item>
          <text:list>
            <text:list-item>
              <text:p text:style-name="P30">Si para la entrega se requiere entregar varios ficheros, entrégalos comprimido en un único fichero con extensión “.zip”.</text:p>
            </text:list-item>
          </text:list>
        </text:list-item>
      </text:list>
      <text:list xml:id="list12102097499831" text:continue-list="list3771140026" text:style-name="WWNum5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31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103772932824" text:continue-list="list12102300783944" text:style-name="WWNum4">
        <text:list-item>
          <text:p text:style-name="P34"><text:bookmark text:name="_4owcmsjlyn6b"/>Actividad 01</text:p>
        </text:list-item>
      </text:list>
      <text:p text:style-name="P32">Para esta actividad, instalaremos un servidor Windows Server 2022. El servidor debe llamarse</text:p>
      <text:p text:style-name="P32">“WS2022_inicialnombre1erapellido.com”, por ejemplo, en mi caso, “Sergi García,”, se llamaría “WS2022_sgarcia.com”. </text:p>
      <text:p text:style-name="P32">Una vez instalado realiza las siguientes tareas propuestas<text:span text:style-name="T20"> usando la interfaz gráfica:</text:span></text:p>
      <text:list xml:id="list420910686" text:style-name="WWNum3">
        <text:list-item>
          <text:p text:style-name="P22">Crea un dominio que se llame SERRA_inicialnombre1erapellido.com, por ejemplo, en mi caso, “Sergi García”, se llamaría “SERRA_sgarcia.com”.</text:p>
        </text:list-item>
        <text:list-item>
          <text:p text:style-name="P25">Une un sistema “Windows 10 Pro” al dominio creado en tu servidor de dominio.</text:p>
        </text:list-item>
        <text:list-item>
          <text:p text:style-name="P28"><text:soft-page-break/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 explicando todo el proceso.</text:p>
      <text:list xml:id="list12103022416299" text:continue-list="list12103772932824" text:style-name="WWNum4">
        <text:list-item>
          <text:p text:style-name="P34"><text:bookmark text:name="_egkce722qi3k"/>Actividad 02</text:p>
        </text:list-item>
      </text:list>
      <text:p text:style-name="Standard"><text:span text:style-name="T20">La diferencia de esta actividad con la anterior es que utilizaremos únicamente comandos.</text:span></text:p>
      <text:p text:style-name="Standard">Para esta actividad, instalaremos un servidor Windows Server 2022. El servidor debe llamarse</text:p>
      <text:p text:style-name="Standard">“WS2022_inicialnombre1erapellido.com”, por ejemplo, en mi caso, “Sergi García,”, se llamaría “WS2022_sgarcia.com”. </text:p>
      <text:p text:style-name="Standard">Una vez instalado, realiza las siguientes tareas propuestas<text:span text:style-name="T20"> usando comandos PowerShell:</text:span></text:p>
      <text:list xml:id="list1007159676" text:style-name="WWNum2">
        <text:list-item>
          <text:p text:style-name="P23">Crea en Windows Server un dominio que se llame SERRA_inicialnombre1erapellido.com, por ejemplo, en mi caso, “Sergi García”, se llamaría “SERRA_sgarcia.com”.</text:p>
        </text:list-item>
        <text:list-item>
          <text:p text:style-name="P26">Une un sistema “Windows 10 Pro” al dominio creado en tu servidor de dominio.</text:p>
        </text:list-item>
        <text:list-item>
          <text:p text:style-name="P29">Crea un usuario “prueba” en el servidor de dominio Windows Server y comprueba que puedes loguearte con ese usuario en la máquina Windows 10 que se ha unido al dominio.</text:p>
        </text:list-item>
      </text:list>
      <text:p text:style-name="P10"><text:span text:style-name="T9"><text:s/>📕 </text:span><text:span text:style-name="T10">A entregar: </text:span>documento con capturas, explicando todo el proceso y también en texto cada uno de los comandos utilizados, explicando en detalle el coma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6. Actividades evaluables 01</text:span></text:p>
      </style:header>
      <style:footer>
        <text:p text:style-name="MP4"><text:span text:style-name="MT1">CFGM Sistemas Microinformáticos y Redes<text:tab/><text:tab/>Unidad 06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9" meta:word-count="597" meta:character-count="3782" meta:non-whitespace-character-count="3233"/>
    <meta:generator>LibreOfficeDev/6.0.5.2$Linux_X86_64 LibreOffice_project/</meta:generator>
  </office:meta>
</office:document-meta>
</file>